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otted" draw:fill="solid" draw:fill-color="#cccccc" draw:textarea-horizontal-align="justify" draw:textarea-vertical-align="middle" draw:auto-grow-height="false" fo:min-height="2.75cm" fo:min-width="5.5cm" style:protect="position size"/>
    </style:style>
    <style:style style:name="gr2" style:family="graphic" style:parent-style-name="standard">
      <style:graphic-properties draw:stroke="none" draw:stroke-dash="Fine_20_Dotted" draw:fill="solid" draw:fill-color="#eeeeee" draw:textarea-horizontal-align="justify" draw:textarea-vertical-align="middle" draw:auto-grow-height="false" fo:min-height="2.75cm" fo:min-width="5.5cm"/>
    </style:style>
    <style:style style:name="gr3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objectwithoutfill">
      <style:graphic-properties svg:stroke-color="#000000" draw:marker-start="Arrow" draw:marker-end="Arrow" draw:marker-end-width="0.2cm" draw:fill="none" draw:textarea-vertical-align="middle"/>
    </style:style>
    <style:style style:name="gr6" style:family="graphic" style:parent-style-name="objectwithoutfill">
      <style:graphic-properties svg:stroke-width="0.07cm" svg:stroke-color="#00ff00" draw:marker-start-width="0.415cm" draw:marker-end-width="0.415cm" draw:fill="none" draw:textarea-vertical-align="middle" fo:padding-top="0.16cm" fo:padding-bottom="0.16cm" fo:padding-left="0.285cm" fo:padding-right="0.285cm"/>
    </style:style>
    <style:style style:name="gr7" style:family="graphic" style:parent-style-name="standard">
      <style:graphic-properties draw:stroke="none" svg:stroke-color="#000000" draw:fill="solid" draw:fill-color="#cccccc" draw:auto-grow-width="true" fo:min-height="0.467cm" fo:min-width="1.467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solid" draw:fill-color="#eeeeee" draw:auto-grow-width="true" fo:min-height="0.467cm" fo:min-width="1.467cm" fo:padding-top="0cm" fo:padding-bottom="0cm" fo:padding-left="0cm" fo:padding-right="0cm"/>
    </style:style>
    <style:style style:name="gr9" style:family="graphic" style:parent-style-name="objectwithoutfill">
      <style:graphic-properties svg:stroke-width="0.02cm" svg:stroke-color="#000000" draw:marker-start="Arrow" draw:marker-start-width="0.18cm" draw:marker-end="" draw:marker-end-width="0.38cm" draw:fill="none" draw:textarea-vertical-align="middle" fo:padding-top="0.135cm" fo:padding-bottom="0.135cm" fo:padding-left="0.26cm" fo:padding-right="0.26cm"/>
    </style:style>
    <style:style style:name="gr10" style:family="graphic" style:parent-style-name="objectwithoutfill">
      <style:graphic-properties svg:stroke-width="0.02cm" svg:stroke-color="#000000" draw:marker-start="Arrow" draw:marker-start-width="0.16cm" draw:marker-end="" draw:marker-end-width="0.36cm" draw:fill="none" draw:textarea-vertical-align="middle" fo:padding-top="0.135cm" fo:padding-bottom="0.135cm" fo:padding-left="0.26cm" fo:padding-right="0.26cm"/>
    </style:style>
    <style:style style:name="gr11" style:family="graphic" style:parent-style-name="objectwithoutfill">
      <style:graphic-properties draw:stroke="dash" draw:stroke-dash="Fine_20_Dashed_20_2" svg:stroke-color="#000000" draw:fill="none" draw:textarea-vertical-align="middle"/>
    </style:style>
    <style:style style:name="gr12" style:family="graphic" style:parent-style-name="objectwithoutfill">
      <style:graphic-properties svg:stroke-width="0.02cm" svg:stroke-color="#000000" draw:marker-start-width="0.26cm" draw:marker-end-width="0.26cm" draw:fill="none" draw:textarea-vertical-align="middle" fo:padding-top="0.135cm" fo:padding-bottom="0.135cm" fo:padding-left="0.26cm" fo:padding-right="0.26cm"/>
    </style:style>
    <style:style style:name="gr13" style:family="graphic" style:parent-style-name="objectwithoutfill">
      <style:graphic-properties draw:stroke="dash" draw:stroke-dash="Fine_20_Dashed_20_2"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solid" draw:fill-color="#ffffff" draw:opacity="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cccccc"/>
      <style:text-properties style:font-name="Liberation Serif" fo:font-size="12pt" fo:font-weight="normal" style:font-size-asian="14pt" style:font-weight-asian="normal" style:font-size-complex="14pt" style:font-weight-complex="normal"/>
    </style:style>
    <style:style style:name="P7" style:family="paragraph">
      <loext:graphic-properties draw:fill="solid" draw:fill-color="#eeeeee"/>
      <style:text-properties style:font-name="Liberation Serif" fo:font-size="12pt" fo:font-weight="normal" style:font-size-asian="14pt" style:font-weight-asian="normal" style:font-size-complex="14pt" style:font-weight-complex="normal"/>
    </style:style>
    <style:style style:name="T1" style:family="text">
      <style:text-properties style:font-name="Liberation Serif" fo:font-size="12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6cm" svg:height="3cm" svg:x="0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3cm" svg:x="0cm" svg:y="0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lambda_1§svg§600§TRUE§</svg:desc>
          <draw:polygon draw:style-name="gr3" draw:text-style-name="P3" draw:layer="layout" svg:width="0.478cm" svg:height="0cm" svg:x="4.182cm" svg:y="1.5cm" svg:viewBox="0 0 479 0" draw:points="239,0 0,0 0,0 479,0 479,0">
            <text:p/>
          </draw:polygon>
          <draw:path draw:style-name="gr4" draw:text-style-name="P4" draw:layer="layout" svg:width="0.241cm" svg:height="0cm" svg:x="4.207cm" svg:y="1.5cm" svg:viewBox="0 0 242 0" svg:d="M149 0c20 0 43 0 52 0 8 0 12 0 26 0h11c4 0 4 0 4 0h-2c-4 0-8 0-11 0h-100c-10 0-37 0-60 0-2 0-9 0-9 0h4c17 0 20 0 33 0h48-136c-6 0-9 0-9 0 0 0 7 0 14 0 8 0 13 0 17 0z">
            <text:p/>
          </draw:path>
          <draw:path draw:style-name="gr4" draw:text-style-name="P4" draw:layer="layout" svg:width="0.125cm" svg:height="0cm" svg:x="4.503cm" svg:y="1.5cm" svg:viewBox="0 0 126 0" svg:d="M78 0h-10c-22 0-54 0-68 0 8 0 31 0 50 0h-34-14c7 0 49 0 61 0 11 0 55 0 63 0h-14c-34 0-34 0-34 0z">
            <text:p/>
          </draw:path>
        </draw:g>
        <draw:line draw:style-name="gr5" draw:text-style-name="P5" draw:layer="layout" svg:x1="4.051cm" svg:y1="1.5cm" svg:x2="4.051cm" svg:y2="1.5cm">
          <text:p/>
        </draw:line>
        <draw:line draw:style-name="gr5" draw:text-style-name="P5" draw:layer="layout" svg:x1="4.1cm" svg:y1="1.5cm" svg:x2="4.1cm" svg:y2="1.5cm">
          <text:p/>
        </draw:line>
        <draw:line draw:style-name="gr5" draw:text-style-name="P5" draw:layer="layout" svg:x1="4.1cm" svg:y1="1cm" svg:x2="4.1cm" svg:y2="1cm">
          <text:p/>
        </draw:line>
        <draw:polyline draw:style-name="gr6" draw:text-style-name="P5" draw:layer="layout" svg:width="8.174cm" svg:height="1.269cm" draw:transform="rotate (-0.622733477111577) translate (0.000175542718500495cm 0.19975552642158cm)" svg:viewBox="0 0 8175 1270" draw:points="0,0 4801,0 8175,1270">
          <text:p/>
        </draw:polyline>
        <draw:polyline draw:style-name="gr6" draw:text-style-name="P5" draw:layer="layout" svg:width="8.174cm" svg:height="1.269cm" draw:transform="rotate (-0.622733477111577) translate (-0.998824457281499cm 0.19975552642158cm)" svg:viewBox="0 0 8175 1270" draw:points="0,0 4801,0 8175,1270">
          <text:p/>
        </draw:polyline>
        <draw:polyline draw:style-name="gr6" draw:text-style-name="P5" draw:layer="layout" svg:width="8.174cm" svg:height="1.269cm" draw:transform="rotate (-0.622733477111577) translate (-1.9998244572815cm 0.19975552642158cm)" svg:viewBox="0 0 8175 1270" draw:points="0,0 4801,0 8175,1270">
          <text:p/>
        </draw:polyline>
        <draw:polyline draw:style-name="gr6" draw:text-style-name="P5" draw:layer="layout" svg:width="8.174cm" svg:height="1.269cm" draw:transform="rotate (-0.622733477111577) translate (-2.9998244572815cm 0.19975552642158cm)" svg:viewBox="0 0 8175 1270" draw:points="0,0 4801,0 8175,1270">
          <text:p/>
        </draw:polyline>
        <draw:polyline draw:style-name="gr6" draw:text-style-name="P5" draw:layer="layout" svg:width="8.174cm" svg:height="1.269cm" draw:transform="rotate (-0.622733477111577) translate (-3.9998244572815cm 0.19975552642158cm)" svg:viewBox="0 0 8175 1270" draw:points="0,0 4801,0 8175,1270">
          <text:p/>
        </draw:polyline>
        <draw:line draw:style-name="gr6" draw:text-style-name="P5" draw:layer="layout" svg:x1="3.9cm" svg:y1="3cm" svg:x2="-0.3cm" svg:y2="0cm">
          <text:p/>
        </draw:line>
        <draw:line draw:style-name="gr6" draw:text-style-name="P5" draw:layer="layout" svg:x1="4.9cm" svg:y1="3cm" svg:x2="0.7cm" svg:y2="0cm">
          <text:p/>
        </draw:line>
        <draw:line draw:style-name="gr6" draw:text-style-name="P5" draw:layer="layout" svg:x1="5.9cm" svg:y1="3cm" svg:x2="1.7cm" svg:y2="0cm">
          <text:p/>
        </draw:line>
        <draw:line draw:style-name="gr6" draw:text-style-name="P5" draw:layer="layout" svg:x1="6.9cm" svg:y1="3cm" svg:x2="2.7cm" svg:y2="0cm">
          <text:p/>
        </draw:line>
        <draw:line draw:style-name="gr6" draw:text-style-name="P5" draw:layer="layout" svg:x1="7.9cm" svg:y1="3cm" svg:x2="3.7cm" svg:y2="0cm">
          <text:p/>
        </draw:line>
        <draw:line draw:style-name="gr6" draw:text-style-name="P5" draw:layer="layout" svg:x1="8.9cm" svg:y1="3cm" svg:x2="4.7cm" svg:y2="0cm">
          <text:p/>
        </draw:line>
        <draw:line draw:style-name="gr6" draw:text-style-name="P5" draw:layer="layout" svg:x1="9.9cm" svg:y1="3cm" svg:x2="5.7cm" svg:y2="0cm">
          <text:p/>
        </draw:line>
        <draw:line draw:style-name="gr6" draw:text-style-name="P5" draw:layer="layout" svg:x1="4.9cm" svg:y1="3cm" svg:x2="6.9cm" svg:y2="6cm">
          <text:p/>
        </draw:line>
        <draw:line draw:style-name="gr6" draw:text-style-name="P5" draw:layer="layout" svg:x1="5.9cm" svg:y1="3cm" svg:x2="7.9cm" svg:y2="6cm">
          <text:p/>
        </draw:line>
        <draw:frame draw:style-name="gr7" draw:text-style-name="P6" draw:layer="layout" svg:width="1.467cm" svg:height="0.467cm" svg:x="0.166cm" svg:y="3.1cm">
          <draw:text-box>
            <text:p><text:span text:style-name="T1">Mezzo 1</text:span></text:p>
          </draw:text-box>
        </draw:frame>
        <draw:frame draw:style-name="gr8" draw:text-style-name="P7" draw:layer="layout" svg:width="1.467cm" svg:height="0.467cm" svg:x="0.166cm" svg:y="2.183cm">
          <draw:text-box>
            <text:p><text:span text:style-name="T1">Mezzo 2</text:span></text:p>
          </draw:text-box>
        </draw:frame>
        <draw:g>
          <draw:line draw:style-name="gr9" draw:text-style-name="P5" draw:layer="layout" svg:x1="5.249cm" svg:y1="1.116cm" svg:x2="3.93cm" svg:y2="3cm">
            <text:p/>
          </draw:line>
          <draw:g>
            <svg:title>TexMaths</svg:title>
            <svg:desc>14§display§\vec{k}_2§svg§600§TRUE§</svg:desc>
            <draw:polygon draw:style-name="gr3" draw:text-style-name="P3" draw:layer="layout" svg:width="0.476cm" svg:height="0.555cm" svg:x="4.8cm" svg:y="1.701cm" svg:viewBox="0 0 477 556" draw:points="239,556 0,556 0,0 477,0 477,556">
              <text:p/>
            </draw:polygon>
            <draw:path draw:style-name="gr4" draw:text-style-name="P4" draw:layer="layout" svg:width="0.218cm" svg:height="0.098cm" svg:x="4.89cm" svg:y="1.7cm" svg:viewBox="0 0 219 99" svg:d="M176 59c-7 7-24 21-24 30 0 5 5 10 10 10s7-4 9-7c7-7 18-21 40-33 3-1 8-4 8-10 0-4-3-8-7-10-10-8-16-17-21-28-1-4-2-11-10-11-6 0-9 7-9 10s4 19 12 29h-167c-8 0-17 0-17 10s9 10 17 10z">
              <text:p/>
            </draw:path>
            <draw:path draw:style-name="gr4" draw:text-style-name="P4" draw:layer="layout" svg:width="0.223cm" svg:height="0.348cm" svg:x="4.853cm" svg:y="1.84cm" svg:viewBox="0 0 224 349" svg:d="M114 6c0-2 0-6-5-6-12 0-49 4-61 4-4 2-10 2-10 11 0 6 5 6 12 6 24 0 25 4 25 8l-1 10-72 285c-2 7-2 8-2 10 0 12 10 15 15 15 6 0 13-5 16-12 3-4 25-95 28-107 17 1 57 9 57 41 0 4 0 6-2 11 0 6-1 12-1 17 0 29 19 50 45 50 16 0 28-8 39-27 12-22 18-49 18-50 0-5-4-5-6-5-5 0-5 2-6 9-10 37-22 61-44 61-9 0-16-5-16-23 0-8 3-19 5-27 1-9 1-11 1-16 0-32-30-46-73-51 16-9 31-25 43-37 23-26 46-47 70-47 4 0 4 0 5 0 5 1 6 1 10 4 1 0 1 1 2 1-23 2-28 22-28 27 0 8 6 18 19 18 12 0 27-11 27-30 0-15-11-32-34-32-13 0-37 5-71 44-17 19-37 38-55 46z">
              <text:p/>
            </draw:path>
            <draw:path draw:style-name="gr4" draw:text-style-name="P4" draw:layer="layout" svg:width="0.152cm" svg:height="0.229cm" svg:x="5.102cm" svg:y="2.026cm" svg:viewBox="0 0 153 230" svg:d="M153 167h-12c-1 8-4 28-9 31-2 3-29 3-33 3h-64c36-33 48-42 69-59 26-20 49-41 49-75 0-41-37-67-81-67-43 0-72 30-72 62 0 18 15 20 18 20 9 0 19-7 19-19 0-6-2-18-20-18 10-25 33-33 50-33 35 0 53 27 53 55 0 31-21 54-33 67l-84 82c-3 4-3 5-3 14h143z">
              <text:p/>
            </draw:path>
          </draw:g>
        </draw:g>
        <draw:g>
          <draw:line draw:style-name="gr10" draw:text-style-name="P5" draw:layer="layout" svg:x1="3.934cm" svg:y1="3cm" svg:x2="2.066cm" svg:y2="4.342cm">
            <text:p/>
          </draw:line>
          <draw:g>
            <svg:title>TexMaths</svg:title>
            <svg:desc>14§display§\vec{k}_i§svg§600§TRUE§</svg:desc>
            <draw:polygon draw:style-name="gr3" draw:text-style-name="P3" draw:layer="layout" svg:width="0.419cm" svg:height="0.555cm" svg:x="2.524cm" svg:y="3.066cm" svg:viewBox="0 0 420 556" draw:points="211,556 0,556 0,0 420,0 420,556">
              <text:p/>
            </draw:polygon>
            <draw:path draw:style-name="gr4" draw:text-style-name="P4" draw:layer="layout" svg:width="0.219cm" svg:height="0.098cm" svg:x="2.614cm" svg:y="3.065cm" svg:viewBox="0 0 220 99" svg:d="M176 59c-7 7-24 21-24 29 0 6 5 11 10 11s7-4 9-7c7-7 18-21 40-33 3-1 9-4 9-10 0-4-4-8-8-10-10-8-16-17-20-28-2-4-3-11-11-11-6 0-9 7-9 10s4 19 12 29h-167c-8 0-17 0-17 10s9 10 17 10z">
              <text:p/>
            </draw:path>
            <draw:path draw:style-name="gr4" draw:text-style-name="P4" draw:layer="layout" svg:width="0.223cm" svg:height="0.347cm" svg:x="2.577cm" svg:y="3.205cm" svg:viewBox="0 0 224 348" svg:d="M114 6c0-2 0-6-5-6-12 0-49 4-61 4-4 2-10 2-10 11 0 6 5 6 12 6 24 0 25 4 25 8l-1 10-72 285c-2 6-2 8-2 10 0 12 10 14 15 14 6 0 13-4 16-11 3-4 25-95 28-107 17 1 57 9 57 41 0 3 0 6-2 11 0 6-1 11-1 17 0 29 19 49 45 49 16 0 28-8 39-27 12-21 18-48 18-49 0-5-4-5-6-5-5 0-5 2-6 9-10 36-22 61-44 61-9 0-16-5-16-23 0-8 3-19 5-27 1-9 1-11 1-16 0-32-30-46-73-51 16-9 32-25 43-37 23-26 46-47 70-47 4 0 4 0 5 0 5 1 6 1 10 4 1 0 1 1 2 1-23 2-28 21-28 27 0 8 6 18 19 18 12 0 27-11 27-30 0-15-11-32-34-32-13 0-37 5-71 44-17 19-37 38-55 46z">
              <text:p/>
            </draw:path>
            <draw:path draw:style-name="gr4" draw:text-style-name="P4" draw:layer="layout" svg:width="0.104cm" svg:height="0.232cm" svg:x="2.821cm" svg:y="3.392cm" svg:viewBox="0 0 105 233" svg:d="M96 13c0-5-4-13-13-13-10 0-20 9-20 19 0 6 4 13 14 13s19-10 19-19zM26 189c-2 5-4 8-4 15 0 16 14 29 33 29 36 0 50-48 50-53 0-4-4-4-5-4-5 0-5 2-7 5-8 28-24 42-37 42-7 0-8-5-8-12 0-8 2-14 6-22 3-10 6-19 11-28 2-8 15-40 17-43 1-4 2-8 2-12 0-16-15-29-34-29-34 0-50 47-50 53 0 4 4 4 6 4 5 0 5-2 6-5 9-30 25-43 37-43 6 0 9 4 9 13 0 7-2 13-11 34z">
              <text:p/>
            </draw:path>
          </draw:g>
        </draw:g>
        <draw:g>
          <draw:line draw:style-name="gr10" draw:text-style-name="P5" draw:layer="layout" svg:x1="5.798cm" svg:y1="4.347cm" svg:x2="3.93cm" svg:y2="3.005cm">
            <text:p/>
          </draw:line>
          <draw:g>
            <svg:title>TexMaths</svg:title>
            <svg:desc>14§display§\vec{k}_r§svg§600§TRUE§</svg:desc>
            <draw:polygon draw:style-name="gr3" draw:text-style-name="P3" draw:layer="layout" svg:width="0.472cm" svg:height="0.555cm" svg:x="4.927cm" svg:y="3.141cm" svg:viewBox="0 0 473 556" draw:points="237,556 0,556 0,0 473,0 473,556">
              <text:p/>
            </draw:polygon>
            <draw:path draw:style-name="gr4" draw:text-style-name="P4" draw:layer="layout" svg:width="0.218cm" svg:height="0.098cm" svg:x="5.016cm" svg:y="3.14cm" svg:viewBox="0 0 219 99" svg:d="M176 59c-7 7-24 21-24 29 0 6 5 11 10 11s7-4 9-7c7-7 18-21 39-33 4-1 9-4 9-10 0-4-3-8-8-10-10-8-15-17-20-28-1-4-2-11-10-11-7 0-9 7-9 10s4 19 11 29h-166c-8 0-17 0-17 10s9 10 17 10z">
              <text:p/>
            </draw:path>
            <draw:path draw:style-name="gr4" draw:text-style-name="P4" draw:layer="layout" svg:width="0.223cm" svg:height="0.347cm" svg:x="4.98cm" svg:y="3.28cm" svg:viewBox="0 0 224 348" svg:d="M114 6c0-2 0-6-6-6-11 0-48 4-60 4-4 2-10 2-10 11 0 6 4 6 12 6 24 0 25 4 25 8l-1 10-72 285c-2 6-2 8-2 10 0 12 10 14 15 14 6 0 13-4 16-11 3-4 25-95 28-107 17 1 57 9 57 41 0 3 0 6-2 11 0 6-1 11-1 17 0 29 19 49 45 49 15 0 28-8 39-27 12-21 18-48 18-49 0-5-5-5-6-5-5 0-5 2-7 9-10 36-21 61-43 61-9 0-16-5-16-23 0-8 2-19 5-27 1-9 1-11 1-16 0-32-30-46-73-51 16-9 31-25 43-37 23-26 45-47 70-47 3 0 3 0 4 0 6 1 7 1 11 4 1 0 1 1 2 1-24 2-28 21-28 27 0 8 5 18 19 18 12 0 27-11 27-30 0-15-12-32-34-32-13 0-37 5-71 44-17 19-37 38-55 46z">
              <text:p/>
            </draw:path>
            <draw:path draw:style-name="gr4" draw:text-style-name="P4" draw:layer="layout" svg:width="0.16cm" svg:height="0.156cm" svg:x="5.223cm" svg:y="3.543cm" svg:viewBox="0 0 161 157" svg:d="M65 83c1-2 9-34 9-35 1-3 11-20 22-29 4-2 14-9 28-9 3 0 12 0 19 5-11 3-16 12-16 19s7 13 15 13 19-7 19-21c0-18-19-26-37-26s-33 8-48 25c-7-22-28-25-36-25-13 0-22 8-28 18-8 13-12 34-12 35 0 4 4 4 6 4 5 0 5-1 7-10 6-21 13-37 26-37 9 0 11 7 11 17 0 7-3 19-5 29-3 9-6 24-8 30l-11 45c-1 5-4 13-4 15 0 7 7 11 13 11 4 0 11-4 14-10 1-3 5-18 7-27z">
              <text:p/>
            </draw:path>
          </draw:g>
        </draw:g>
        <draw:polyline draw:style-name="gr6" draw:text-style-name="P5" draw:layer="layout" svg:width="8.174cm" svg:height="1.269cm" draw:transform="rotate (-0.622733477111577) translate (-4.9998244572815cm 0.20075552642158cm)" svg:viewBox="0 0 8175 1270" draw:points="0,0 4801,0 8175,1270">
          <text:p/>
        </draw:polyline>
        <draw:line draw:style-name="gr11" draw:text-style-name="P5" draw:layer="layout" svg:x1="3.93cm" svg:y1="0.5cm" svg:x2="3.93cm" svg:y2="5.5cm">
          <text:p/>
        </draw:line>
        <draw:path draw:style-name="gr12" draw:text-style-name="P5" draw:layer="layout" svg:width="0.456cm" svg:height="0.122cm" draw:transform="skewX (-0.0099483767363677) rotate (-0.17278759594744) translate (3.93000000094133cm 2.19999999427043cm)" svg:viewBox="0 0 457 123" svg:d="M0 0c291 0 457 123 457 123">
          <text:p/>
        </draw:path>
        <draw:g>
          <svg:title>TexMaths</svg:title>
          <svg:desc>14§display§\theta_t§svg§600§TRUE§</svg:desc>
          <draw:polygon draw:style-name="gr3" draw:text-style-name="P3" draw:layer="layout" svg:width="0.378cm" svg:height="0.415cm" svg:x="3.991cm" svg:y="1.828cm" svg:viewBox="0 0 379 416" draw:points="189,416 0,416 0,0 379,0 379,416">
            <text:p/>
          </draw:polygon>
          <draw:path draw:style-name="gr4" draw:text-style-name="P4" draw:layer="layout" svg:width="0.202cm" svg:height="0.353cm" svg:x="4.011cm" svg:y="1.821cm" svg:viewBox="0 0 203 354" svg:d="M203 101c0-33-8-101-59-101-68 0-144 139-144 252 0 47 15 102 59 102 70 0 144-142 144-253zM53 169c7-31 17-71 38-106 13-25 31-52 53-52 25 0 27 32 27 60 0 24-3 49-16 98zM151 185c-6 22-16 65-35 100-16 33-36 58-57 58-17 0-27-15-27-60 0-21 4-50 16-98z">
            <text:p/>
          </draw:path>
          <draw:path draw:style-name="gr4" draw:text-style-name="P4" draw:layer="layout" svg:width="0.116cm" svg:height="0.219cm" svg:x="4.235cm" svg:y="2.027cm" svg:viewBox="0 0 117 220" svg:d="M70 80h36c7 0 11 0 11-8 0-5-4-5-10-5h-33l13-51c0-1 1-4 1-5 0-7-5-11-12-11-9 0-13 6-17 15-2 9 2-8-12 52h-36c-7 0-11 0-11 8 0 5 4 5 10 5h34l-22 81c-1 9-4 22-4 26 0 20 17 33 37 33 39 0 60-48 60-53 0-4-4-4-5-4-5 0-5 1-7 6-10 22-28 42-47 42-8 0-12-5-12-18 0-4 1-10 2-14z">
            <text:p/>
          </draw:path>
        </draw:g>
        <draw:g>
          <svg:title>TexMaths</svg:title>
          <svg:desc>14§display§\theta_i§svg§600§TRUE§</svg:desc>
          <draw:polygon draw:style-name="gr3" draw:text-style-name="P3" draw:layer="layout" svg:width="0.369cm" svg:height="0.415cm" svg:x="3.292cm" svg:y="3.829cm" svg:viewBox="0 0 370 416" draw:points="185,416 0,416 0,0 370,0 370,416">
            <text:p/>
          </draw:polygon>
          <draw:path draw:style-name="gr4" draw:text-style-name="P4" draw:layer="layout" svg:width="0.203cm" svg:height="0.353cm" svg:x="3.312cm" svg:y="3.822cm" svg:viewBox="0 0 204 354" svg:d="M204 101c0-33-9-101-59-101-69 0-145 139-145 252 0 47 15 102 59 102 70 0 145-142 145-253zM53 169c8-31 18-71 38-106 13-25 31-52 54-52 24 0 27 32 27 60 0 24-4 49-16 98zM151 185c-5 22-15 65-34 100-17 33-36 58-58 58-16 0-26-15-26-60 0-21 3-50 15-98z">
            <text:p/>
          </draw:path>
          <draw:path draw:style-name="gr4" draw:text-style-name="P4" draw:layer="layout" svg:width="0.104cm" svg:height="0.232cm" svg:x="3.539cm" svg:y="4.015cm" svg:viewBox="0 0 105 233" svg:d="M96 13c0-5-4-13-13-13-10 0-20 9-20 19 0 6 4 14 14 14s19-11 19-20zM26 189c-2 5-4 8-4 15 0 16 14 29 33 29 36 0 50-48 50-53 0-4-4-4-5-4-5 0-5 2-7 6-8 28-23 41-37 41-7 0-8-4-8-12s2-14 6-22c3-10 7-19 11-28 2-7 15-40 17-43 1-4 2-8 2-11 0-17-14-30-34-30-34 0-50 47-50 53 0 5 4 5 6 5 5 0 5-3 6-6 9-30 25-43 37-43 6 0 9 4 9 13 0 7-2 13-11 34z">
            <text:p/>
          </draw:path>
        </draw:g>
        <draw:g>
          <svg:title>TexMaths</svg:title>
          <svg:desc>14§display§\theta_r§svg§600§TRUE§</svg:desc>
          <draw:polygon draw:style-name="gr3" draw:text-style-name="P3" draw:layer="layout" svg:width="0.422cm" svg:height="0.415cm" svg:x="4.293cm" svg:y="3.829cm" svg:viewBox="0 0 423 416" draw:points="211,416 0,416 0,0 423,0 423,416">
            <text:p/>
          </draw:polygon>
          <draw:path draw:style-name="gr4" draw:text-style-name="P4" draw:layer="layout" svg:width="0.203cm" svg:height="0.353cm" svg:x="4.313cm" svg:y="3.822cm" svg:viewBox="0 0 204 354" svg:d="M204 101c0-33-9-101-60-101-68 0-144 139-144 252 0 47 15 102 59 102 70 0 145-142 145-253zM53 169c7-31 18-71 38-106 13-25 31-52 53-52 25 0 27 32 27 60 0 24-3 49-15 98zM151 185c-6 22-16 65-35 100-16 33-35 58-57 58-16 0-27-15-27-60 0-21 4-50 16-98z">
            <text:p/>
          </draw:path>
          <draw:path draw:style-name="gr4" draw:text-style-name="P4" draw:layer="layout" svg:width="0.16cm" svg:height="0.156cm" svg:x="4.539cm" svg:y="4.091cm" svg:viewBox="0 0 161 157" svg:d="M65 83c1-2 9-34 9-35 1-3 11-20 22-29 4-2 14-9 28-9 4 0 13 0 19 5-11 3-15 12-15 19s6 13 14 13 19-7 19-21c0-18-19-26-37-26s-33 8-48 25c-7-22-28-25-36-25-13 0-22 8-28 18-8 13-12 34-12 35 0 4 4 4 6 4 5 0 5-1 7-10 6-21 13-37 26-37 9 0 11 7 11 17 0 7-3 19-5 29-2 9-6 24-8 30l-11 45c-1 5-4 14-4 15 0 8 7 11 13 11 4 0 11-3 14-10 1-2 5-18 7-27z">
            <text:p/>
          </draw:path>
        </draw:g>
        <draw:path draw:style-name="gr12" draw:text-style-name="P5" draw:layer="measurelines" svg:width="1.138cm" svg:height="0.813cm" draw:transform="rotate (-0.620290016158785) translate (3.70302664881668cm 2.83781943712261cm)" svg:viewBox="0 0 1139 814" svg:d="M0 814c860 0 1139-814 1139-814">
          <text:p/>
        </draw:path>
        <draw:line draw:style-name="gr13" draw:text-style-name="P5" draw:layer="layout" svg:x1="0cm" svg:y1="3cm" svg:x2="6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</office:font-face-decls>
  <office:styles>
    <draw:marker draw:name="Arrow" svg:viewBox="0 0 20 30" svg:d="M10 0l-10 30h20z"/>
    <draw:stroke-dash draw:name="Fine_20_Dashed_20_2" draw:display-name="Fine Dashed 2" draw:style="rect" draw:dots1="1" draw:dots1-length="0.3cm" draw:distance="0.3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09:43:00.540707555</meta:creation-date>
    <dc:date>2017-06-13T10:47:43.355962742</dc:date>
    <meta:editing-duration>PT30M39S</meta:editing-duration>
    <meta:editing-cycles>7</meta:editing-cycles>
    <meta:generator>LibreOffice/5.3.3.2$Linux_X86_64 LibreOffice_project/30m0$Build-2</meta:generator>
    <meta:document-statistic meta:object-count="63"/>
  </office:meta>
</office:document-meta>
</file>